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9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9.54pt"/>
    </style:style>
    <style:style style:name="co4" style:family="table-column">
      <style:table-column-properties fo:break-before="auto" style:column-width="102.81pt"/>
    </style:style>
    <style:style style:name="co5" style:family="table-column">
      <style:table-column-properties fo:break-before="auto" style:column-width="83.2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114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boo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ntau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nt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4+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stricto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4+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iosphin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re ap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re a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, 1d3+1 med mon spide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, 1d2 brown bear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4+10 goblin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6+5 orc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iant constrictor sna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orill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rill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+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1 annis, 1 sea hag, 1d4+2 ogres, 1d3 hill giants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ensha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seudodrag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kshas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ambling m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4+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4+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6+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, 1d3 boar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olver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Cold Desert" table:style-name="ta1"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 table:number-rows-repeated="53">
          <table:table-cell table:number-columns-repeated="1022"/>
        </table:table-row>
        <table:table-row table:style-name="ro1" table:number-rows-repeated="2">
          <table:table-cell table:style-name="ce3"/>
          <table:table-cell table:number-columns-repeated="1021"/>
        </table:table-row>
        <table:table-row table:style-name="ro1">
          <table:table-cell table:style-name="ce3"/>
          <table:table-cell table:number-columns-repeated="1021"/>
        </table:table-row>
      </table:table>
      <table:table table:name="Temperate Dese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</table:table>
      <table:table table:name="Warm Desert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boo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</table:table>
      <table:table table:name="Cold Forest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bol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4+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4+2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</table:table>
      <table:table table:name="Temperate For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bol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4+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4+2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kh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au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4+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, 1d3+1 med mon spider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1 annis, 1 sea hag, 1d4+2 ogres, 1d3 hill giants 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l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y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mbling m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, 1d3 boar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</table:table>
      <table:table table:name="Warm Forest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bol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g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4+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4+2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ap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a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n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assin 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4+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stag bee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 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4+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at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4+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ter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, 1d3+1 med mon spider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ill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ill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+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ha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1 annis, 1 sea hag, 1d4+2 ogres, 1d3 hill giants 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s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kshas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mbling mo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icto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constrictor sna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osphin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ebo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3+1, 1d3 boar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</table:table>
      <table:table table:name="Cold Hills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, 1d2 brown bear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4+10 goblin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6+5 orc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olver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gi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ost wor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emorh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nter wo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</table:table-row>
      </table:table>
      <table:table table:name="Temperate Hi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bad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4+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splacer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, 1d2 brown bear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4+10 goblin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tt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, 1d2 brown bears, 1d6+5 orc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 weas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re wolver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olver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bombardier bee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fire beet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Bulet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centiped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3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centiped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6+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centiped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cent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centipe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cent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centipe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ig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, 1d2 hy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6+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obgobl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ark n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uardian na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rit nag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corpion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d4+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corp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cor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corp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corp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corp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corp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viper snak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viper snak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viper sna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viper sn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viper sna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iny monstrous spid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d4+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lossal monstrous spid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argantuan monstrous spi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uge monstrous spi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Large monstrous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dium monstrous s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3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mall monstrous spi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6+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Spider ea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</table:table>
      <table:table table:name="Warm Hills" table:style-name="ta1">
        <table:table-column table:style-name="co2" table:number-columns-repeated="1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 table:number-columns-repeated="11"/>
          <table:table-cell table:style-name="ce1" office:value-type="string" calcext:value-type="string">
            <text:p>Creature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Amounts</text:p>
          </table:table-cell>
          <table:table-cell table:style-name="ce1" office:value-type="string" calcext:value-type="string">
            <text:p>EL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Brown b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rown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re b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Eag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Giant ea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ill gi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3, 1d3+1 dire wolv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La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3+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re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6+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Giant ow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re tig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i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reb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, 1d3 brown bea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retig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, 1d4+2 wolv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re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ol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o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re wo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Yrth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3+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Giant worker 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4+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1d6+5 worker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Giant soldier 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3+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Atha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6+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Dire 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Black b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Deinonych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PC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d3+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Dragon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Grif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Hippogri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Megarap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Giant praying mant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Hieracosphin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endricul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ricerat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6+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yrannosaur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Wyv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 green hag, 1 sea hag, 1d4+2 ogres, 1d3 hill giant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asil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4+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eh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eh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4+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im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6+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oppelg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4+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ragon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Gargoy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+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Fire gi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3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Gibbering mout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Gray r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edu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3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im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ymp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3+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Og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6+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Ogre m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2, 1d3+1 og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Or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d3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has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re ra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d4+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rrasq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it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r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3+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Vargoui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6+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re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3+1, 1d6+3 dire r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</table:table-row>
      </table:table>
      <table:named-expressions/>
      <table:database-ranges>
        <table:database-range table:name="__Anonymous_Sheet_DB__0" table:target-range-address="All.A1:All.D314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35:14.394000000</meta:creation-date>
    <dc:date>2015-12-13T19:52:35.127000000</dc:date>
    <meta:editing-duration>PT2H6M3S</meta:editing-duration>
    <meta:editing-cycles>22</meta:editing-cycles>
    <meta:generator>LibreOffice/5.0.3.2$Windows_x86 LibreOffice_project/e5f16313668ac592c1bfb310f4390624e3dbfb75</meta:generator>
    <meta:document-statistic meta:table-count="10" meta:cell-count="7335" meta:object-count="0"/>
  </office:meta>
</office:document-meta>
</file>